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435" calcext:value-type="float">
            <text:p>8435</text:p>
          </table:table-cell>
          <table:table-cell office:value-type="float" office:value="11432" calcext:value-type="float">
            <text:p>11432</text:p>
          </table:table-cell>
          <table:table-cell office:value-type="float" office:value="267" calcext:value-type="float">
            <text:p>267</text:p>
          </table:table-cell>
          <table:table-cell office:value-type="float" office:value="56" calcext:value-type="float">
            <text:p>56</text:p>
          </table:table-cell>
          <table:table-cell office:value-type="float" office:value="5953" calcext:value-type="float">
            <text:p>5953</text:p>
          </table:table-cell>
          <table:table-cell office:value-type="float" office:value="338" calcext:value-type="float">
            <text:p>338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17" calcext:value-type="float">
            <text:p>1510871817</text:p>
          </table:table-cell>
          <table:table-cell office:value-type="float" office:value="44218" calcext:value-type="float">
            <text:p>44218</text:p>
          </table:table-cell>
          <table:table-cell office:value-type="string" calcext:value-type="string">
            <text:p>48388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218" calcext:value-type="float">
            <text:p>11218</text:p>
          </table:table-cell>
          <table:table-cell office:value-type="float" office:value="11145" calcext:value-type="float">
            <text:p>11145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float" office:value="3601" calcext:value-type="float">
            <text:p>3601</text:p>
          </table:table-cell>
          <table:table-cell office:value-type="float" office:value="520" calcext:value-type="float">
            <text:p>520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6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049" calcext:value-type="float">
            <text:p>5049</text:p>
          </table:table-cell>
          <table:table-cell office:value-type="float" office:value="13837" calcext:value-type="float">
            <text:p>1383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032" calcext:value-type="float">
            <text:p>2032</text:p>
          </table:table-cell>
          <table:table-cell office:value-type="float" office:value="1008" calcext:value-type="float">
            <text:p>1008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7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564" calcext:value-type="float">
            <text:p>7564</text:p>
          </table:table-cell>
          <table:table-cell office:value-type="float" office:value="13789" calcext:value-type="float">
            <text:p>13789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 office:value-type="float" office:value="1893" calcext:value-type="float">
            <text:p>1893</text:p>
          </table:table-cell>
          <table:table-cell office:value-type="float" office:value="1510825395" calcext:value-type="float">
            <text:p>1510825395</text:p>
          </table:table-cell>
          <table:table-cell office:value-type="float" office:value="1510825396" calcext:value-type="float">
            <text:p>1510825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846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90" calcext:value-type="float">
            <text:p>390</text:p>
          </table:table-cell>
          <table:table-cell office:value-type="float" office:value="486" calcext:value-type="float">
            <text:p>486</text:p>
          </table:table-cell>
          <table:table-cell office:value-type="float" office:value="9799" calcext:value-type="float">
            <text:p>9799</text:p>
          </table:table-cell>
          <table:table-cell office:value-type="float" office:value="56" calcext:value-type="float">
            <text:p>56</text:p>
          </table:table-cell>
          <table:table-cell office:value-type="float" office:value="12950" calcext:value-type="float">
            <text:p>12950</text:p>
          </table:table-cell>
          <table:table-cell office:value-type="float" office:value="49" calcext:value-type="float">
            <text:p>49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22" calcext:value-type="float">
            <text:p>1510871822</text:p>
          </table:table-cell>
          <table:table-cell office:value-type="float" office:value="44223" calcext:value-type="float">
            <text:p>44223</text:p>
          </table:table-cell>
          <table:table-cell office:value-type="string" calcext:value-type="string">
            <text:p>483888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527" calcext:value-type="float">
            <text:p>527</text:p>
          </table:table-cell>
          <table:table-cell office:value-type="float" office:value="6059" calcext:value-type="float">
            <text:p>6059</text:p>
          </table:table-cell>
          <table:table-cell office:value-type="float" office:value="32" calcext:value-type="float">
            <text:p>32</text:p>
          </table:table-cell>
          <table:table-cell office:value-type="float" office:value="6511" calcext:value-type="float">
            <text:p>6511</text:p>
          </table:table-cell>
          <table:table-cell office:value-type="float" office:value="66" calcext:value-type="float">
            <text:p>66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9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71" calcext:value-type="float">
            <text:p>771</text:p>
          </table:table-cell>
          <table:table-cell office:value-type="float" office:value="432" calcext:value-type="float">
            <text:p>432</text:p>
          </table:table-cell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11166" calcext:value-type="float">
            <text:p>11166</text:p>
          </table:table-cell>
          <table:table-cell office:value-type="float" office:value="77" calcext:value-type="float">
            <text:p>77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90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433" calcext:value-type="float">
            <text:p>433</text:p>
          </table:table-cell>
          <table:table-cell office:value-type="float" office:value="9648" calcext:value-type="float">
            <text:p>9648</text:p>
          </table:table-cell>
          <table:table-cell office:value-type="float" office:value="8" calcext:value-type="float">
            <text:p>8</text:p>
          </table:table-cell>
          <table:table-cell office:value-type="float" office:value="9602" calcext:value-type="float">
            <text:p>9602</text:p>
          </table:table-cell>
          <table:table-cell office:value-type="float" office:value="135" calcext:value-type="float">
            <text:p>135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91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916" calcext:value-type="float">
            <text:p>21916</text:p>
          </table:table-cell>
          <table:table-cell office:value-type="float" office:value="64733" calcext:value-type="float">
            <text:p>64733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office:value-type="float" office:value="17395" calcext:value-type="float">
            <text:p>17395</text:p>
          </table:table-cell>
          <table:table-cell office:value-type="float" office:value="1226" calcext:value-type="float">
            <text:p>1226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73" calcext:value-type="float">
            <text:p>1510871873</text:p>
          </table:table-cell>
          <table:table-cell office:value-type="float" office:value="44274" calcext:value-type="float">
            <text:p>44274</text:p>
          </table:table-cell>
          <table:table-cell office:value-type="string" calcext:value-type="string">
            <text:p>483892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911" calcext:value-type="float">
            <text:p>13911</text:p>
          </table:table-cell>
          <table:table-cell office:value-type="float" office:value="62808" calcext:value-type="float">
            <text:p>62808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14605" calcext:value-type="float">
            <text:p>14605</text:p>
          </table:table-cell>
          <table:table-cell office:value-type="float" office:value="2161" calcext:value-type="float">
            <text:p>2161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69" calcext:value-type="float">
            <text:p>15108276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8389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496" calcext:value-type="float">
            <text:p>7496</text:p>
          </table:table-cell>
          <table:table-cell office:value-type="float" office:value="64176" calcext:value-type="float">
            <text:p>64176</text:p>
          </table:table-cell>
          <table:table-cell office:value-type="float" office:value="9486" calcext:value-type="float">
            <text:p>9486</text:p>
          </table:table-cell>
          <table:table-cell office:value-type="float" office:value="16" calcext:value-type="float">
            <text:p>16</text:p>
          </table:table-cell>
          <table:table-cell office:value-type="float" office:value="12041" calcext:value-type="float">
            <text:p>12041</text:p>
          </table:table-cell>
          <table:table-cell office:value-type="float" office:value="4394" calcext:value-type="float">
            <text:p>4394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7680" calcext:value-type="float">
            <text:p>15108276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3894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968" calcext:value-type="float">
            <text:p>6968</text:p>
          </table:table-cell>
          <table:table-cell office:value-type="float" office:value="75781" calcext:value-type="float">
            <text:p>75781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0701" calcext:value-type="float">
            <text:p>10701</text:p>
          </table:table-cell>
          <table:table-cell office:value-type="float" office:value="9715" calcext:value-type="float">
            <text:p>9715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7738" calcext:value-type="float">
            <text:p>15108277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483895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570" calcext:value-type="float">
            <text:p>12570</text:p>
          </table:table-cell>
          <table:table-cell office:value-type="float" office:value="25478" calcext:value-type="float">
            <text:p>25478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5993" calcext:value-type="float">
            <text:p>5993</text:p>
          </table:table-cell>
          <table:table-cell office:value-type="float" office:value="647" calcext:value-type="float">
            <text:p>647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75460" calcext:value-type="float">
            <text:p>1510875460</text:p>
          </table:table-cell>
          <table:table-cell office:value-type="float" office:value="47860" calcext:value-type="float">
            <text:p>47860</text:p>
          </table:table-cell>
          <table:table-cell office:value-type="string" calcext:value-type="string">
            <text:p>48389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231" calcext:value-type="float">
            <text:p>15231</text:p>
          </table:table-cell>
          <table:table-cell office:value-type="float" office:value="25116" calcext:value-type="float">
            <text:p>25116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3646" calcext:value-type="float">
            <text:p>3646</text:p>
          </table:table-cell>
          <table:table-cell office:value-type="float" office:value="1097" calcext:value-type="float">
            <text:p>1097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8605" calcext:value-type="float">
            <text:p>15108286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48389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336" calcext:value-type="float">
            <text:p>6336</text:p>
          </table:table-cell>
          <table:table-cell office:value-type="float" office:value="30675" calcext:value-type="float">
            <text:p>3067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8610" calcext:value-type="float">
            <text:p>15108286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48389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546" calcext:value-type="float">
            <text:p>5546</text:p>
          </table:table-cell>
          <table:table-cell office:value-type="float" office:value="25491" calcext:value-type="float">
            <text:p>2549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293" calcext:value-type="float">
            <text:p>1293</text:p>
          </table:table-cell>
          <table:table-cell office:value-type="float" office:value="3436" calcext:value-type="float">
            <text:p>3436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9702" calcext:value-type="float">
            <text:p>151082970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483899.datarmor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2.31.tsv</text:p>
          </table:table-cell>
          <table:table-cell table:number-columns-repeated="13"/>
        </table:table-row>
      </table:table>
      <table:table table:name="B6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9558" calcext:value-type="float">
            <text:p>9558</text:p>
          </table:table-cell>
          <table:table-cell office:value-type="float" office:value="11779" calcext:value-type="float">
            <text:p>11779</text:p>
          </table:table-cell>
          <table:table-cell office:value-type="float" office:value="299" calcext:value-type="float">
            <text:p>299</text:p>
          </table:table-cell>
          <table:table-cell office:value-type="float" office:value="56" calcext:value-type="float">
            <text:p>56</text:p>
          </table:table-cell>
          <table:table-cell office:value-type="float" office:value="9597" calcext:value-type="float">
            <text:p>9597</text:p>
          </table:table-cell>
          <table:table-cell office:value-type="float" office:value="260" calcext:value-type="float">
            <text:p>260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2479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362" calcext:value-type="float">
            <text:p>7362</text:p>
          </table:table-cell>
          <table:table-cell office:value-type="float" office:value="11685" calcext:value-type="float">
            <text:p>1168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657" calcext:value-type="float">
            <text:p>5657</text:p>
          </table:table-cell>
          <table:table-cell office:value-type="float" office:value="485" calcext:value-type="float">
            <text:p>485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0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016" calcext:value-type="float">
            <text:p>12016</text:p>
          </table:table-cell>
          <table:table-cell office:value-type="float" office:value="11011" calcext:value-type="float">
            <text:p>1101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030" calcext:value-type="float">
            <text:p>3030</text:p>
          </table:table-cell>
          <table:table-cell office:value-type="float" office:value="858" calcext:value-type="float">
            <text:p>85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1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583" calcext:value-type="float">
            <text:p>7583</text:p>
          </table:table-cell>
          <table:table-cell office:value-type="float" office:value="10884" calcext:value-type="float">
            <text:p>1088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17" calcext:value-type="float">
            <text:p>1717</text:p>
          </table:table-cell>
          <table:table-cell office:value-type="float" office:value="1589" calcext:value-type="float">
            <text:p>1589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2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492" calcext:value-type="float">
            <text:p>492</text:p>
          </table:table-cell>
          <table:table-cell office:value-type="float" office:value="9823" calcext:value-type="float">
            <text:p>9823</text:p>
          </table:table-cell>
          <table:table-cell office:value-type="float" office:value="56" calcext:value-type="float">
            <text:p>56</text:p>
          </table:table-cell>
          <table:table-cell office:value-type="float" office:value="13910" calcext:value-type="float">
            <text:p>13910</text:p>
          </table:table-cell>
          <table:table-cell office:value-type="float" office:value="47" calcext:value-type="float">
            <text:p>4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39" calcext:value-type="float">
            <text:p>1512397339</text:p>
          </table:table-cell>
          <table:table-cell office:value-type="float" office:value="513009" calcext:value-type="float">
            <text:p>513009</text:p>
          </table:table-cell>
          <table:table-cell office:value-type="string" calcext:value-type="string">
            <text:p>532483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8" calcext:value-type="float">
            <text:p>518</text:p>
          </table:table-cell>
          <table:table-cell office:value-type="float" office:value="441" calcext:value-type="float">
            <text:p>441</text:p>
          </table:table-cell>
          <table:table-cell office:value-type="float" office:value="9750" calcext:value-type="float">
            <text:p>9750</text:p>
          </table:table-cell>
          <table:table-cell office:value-type="float" office:value="32" calcext:value-type="float">
            <text:p>32</text:p>
          </table:table-cell>
          <table:table-cell office:value-type="float" office:value="11283" calcext:value-type="float">
            <text:p>11283</text:p>
          </table:table-cell>
          <table:table-cell office:value-type="float" office:value="53" calcext:value-type="float">
            <text:p>53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079" calcext:value-type="float">
            <text:p>151188507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532484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404" calcext:value-type="float">
            <text:p>404</text:p>
          </table:table-cell>
          <table:table-cell office:value-type="float" office:value="9687" calcext:value-type="float">
            <text:p>9687</text:p>
          </table:table-cell>
          <table:table-cell office:value-type="float" office:value="16" calcext:value-type="float">
            <text:p>16</text:p>
          </table:table-cell>
          <table:table-cell office:value-type="float" office:value="8580" calcext:value-type="float">
            <text:p>8580</text:p>
          </table:table-cell>
          <table:table-cell office:value-type="float" office:value="71" calcext:value-type="float">
            <text:p>71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135" calcext:value-type="float">
            <text:p>151188513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32485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19" calcext:value-type="float">
            <text:p>519</text:p>
          </table:table-cell>
          <table:table-cell office:value-type="float" office:value="391" calcext:value-type="float">
            <text:p>391</text:p>
          </table:table-cell>
          <table:table-cell office:value-type="float" office:value="9635" calcext:value-type="float">
            <text:p>9635</text:p>
          </table:table-cell>
          <table:table-cell office:value-type="float" office:value="8" calcext:value-type="float">
            <text:p>8</text:p>
          </table:table-cell>
          <table:table-cell office:value-type="float" office:value="10360" calcext:value-type="float">
            <text:p>10360</text:p>
          </table:table-cell>
          <table:table-cell office:value-type="float" office:value="126" calcext:value-type="float">
            <text:p>12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207" calcext:value-type="float">
            <text:p>151188520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532486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0086" calcext:value-type="float">
            <text:p>20086</text:p>
          </table:table-cell>
          <table:table-cell office:value-type="float" office:value="66847" calcext:value-type="float">
            <text:p>66847</text:p>
          </table:table-cell>
          <table:table-cell office:value-type="float" office:value="9623" calcext:value-type="float">
            <text:p>9623</text:p>
          </table:table-cell>
          <table:table-cell office:value-type="float" office:value="56" calcext:value-type="float">
            <text:p>56</text:p>
          </table:table-cell>
          <table:table-cell office:value-type="float" office:value="17403" calcext:value-type="float">
            <text:p>17403</text:p>
          </table:table-cell>
          <table:table-cell office:value-type="float" office:value="1296" calcext:value-type="float">
            <text:p>129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40" calcext:value-type="float">
            <text:p>1512397340</text:p>
          </table:table-cell>
          <table:table-cell office:value-type="float" office:value="513010" calcext:value-type="float">
            <text:p>513010</text:p>
          </table:table-cell>
          <table:table-cell office:value-type="string" calcext:value-type="string">
            <text:p>532487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7323" calcext:value-type="float">
            <text:p>107323</text:p>
          </table:table-cell>
          <table:table-cell office:value-type="float" office:value="63309" calcext:value-type="float">
            <text:p>63309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14627" calcext:value-type="float">
            <text:p>14627</text:p>
          </table:table-cell>
          <table:table-cell office:value-type="float" office:value="2397" calcext:value-type="float">
            <text:p>239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333" calcext:value-type="float">
            <text:p>151188533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532488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814" calcext:value-type="float">
            <text:p>6814</text:p>
          </table:table-cell>
          <table:table-cell office:value-type="float" office:value="62453" calcext:value-type="float">
            <text:p>62453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12024" calcext:value-type="float">
            <text:p>12024</text:p>
          </table:table-cell>
          <table:table-cell office:value-type="float" office:value="3990" calcext:value-type="float">
            <text:p>3990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455" calcext:value-type="float">
            <text:p>151188545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532489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65734" calcext:value-type="float">
            <text:p>65734</text:p>
          </table:table-cell>
          <table:table-cell office:value-type="float" office:value="9464" calcext:value-type="float">
            <text:p>9464</text:p>
          </table:table-cell>
          <table:table-cell office:value-type="float" office:value="8" calcext:value-type="float">
            <text:p>8</text:p>
          </table:table-cell>
          <table:table-cell office:value-type="float" office:value="10712" calcext:value-type="float">
            <text:p>10712</text:p>
          </table:table-cell>
          <table:table-cell office:value-type="float" office:value="8712" calcext:value-type="float">
            <text:p>871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7440" calcext:value-type="float">
            <text:p>151188744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532490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251" calcext:value-type="float">
            <text:p>11251</text:p>
          </table:table-cell>
          <table:table-cell office:value-type="float" office:value="25776" calcext:value-type="float">
            <text:p>25776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9606" calcext:value-type="float">
            <text:p>9606</text:p>
          </table:table-cell>
          <table:table-cell office:value-type="float" office:value="581" calcext:value-type="float">
            <text:p>581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89" calcext:value-type="float">
            <text:p>1512397389</text:p>
          </table:table-cell>
          <table:table-cell office:value-type="float" office:value="513059" calcext:value-type="float">
            <text:p>513059</text:p>
          </table:table-cell>
          <table:table-cell office:value-type="string" calcext:value-type="string">
            <text:p>532491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185" calcext:value-type="float">
            <text:p>40185</text:p>
          </table:table-cell>
          <table:table-cell office:value-type="float" office:value="24112" calcext:value-type="float">
            <text:p>24112</text:p>
          </table:table-cell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float" office:value="5662" calcext:value-type="float">
            <text:p>5662</text:p>
          </table:table-cell>
          <table:table-cell office:value-type="float" office:value="992" calcext:value-type="float">
            <text:p>99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9794" calcext:value-type="float">
            <text:p>1511889794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532492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211" calcext:value-type="float">
            <text:p>37211</text:p>
          </table:table-cell>
          <table:table-cell office:value-type="float" office:value="25939" calcext:value-type="float">
            <text:p>25939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3032" calcext:value-type="float">
            <text:p>3032</text:p>
          </table:table-cell>
          <table:table-cell office:value-type="float" office:value="1948" calcext:value-type="float">
            <text:p>194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9356" calcext:value-type="float">
            <text:p>151188935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532493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8184" calcext:value-type="float">
            <text:p>18184</text:p>
          </table:table-cell>
          <table:table-cell office:value-type="float" office:value="25611" calcext:value-type="float">
            <text:p>25611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3407" calcext:value-type="float">
            <text:p>340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0786" calcext:value-type="float">
            <text:p>1511890786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532494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8677" calcext:value-type="float">
            <text:p>18677</text:p>
          </table:table-cell>
          <table:table-cell office:value-type="float" office:value="1829621" calcext:value-type="float">
            <text:p>1829621</text:p>
          </table:table-cell>
          <table:table-cell office:value-type="float" office:value="29532" calcext:value-type="float">
            <text:p>29532</text:p>
          </table:table-cell>
          <table:table-cell office:value-type="float" office:value="56" calcext:value-type="float">
            <text:p>56</text:p>
          </table:table-cell>
          <table:table-cell office:value-type="float" office:value="24551" calcext:value-type="float">
            <text:p>24551</text:p>
          </table:table-cell>
          <table:table-cell office:value-type="float" office:value="33163" calcext:value-type="float">
            <text:p>33163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974" calcext:value-type="float">
            <text:p>1512397974</text:p>
          </table:table-cell>
          <table:table-cell office:value-type="float" office:value="513644" calcext:value-type="float">
            <text:p>513644</text:p>
          </table:table-cell>
          <table:table-cell office:value-type="string" calcext:value-type="string">
            <text:p>532495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66" calcext:value-type="float">
            <text:p>24566</text:p>
          </table:table-cell>
          <table:table-cell office:value-type="float" office:value="1821036" calcext:value-type="float">
            <text:p>1821036</text:p>
          </table:table-cell>
          <table:table-cell office:value-type="float" office:value="29496" calcext:value-type="float">
            <text:p>29496</text:p>
          </table:table-cell>
          <table:table-cell office:value-type="float" office:value="32" calcext:value-type="float">
            <text:p>32</text:p>
          </table:table-cell>
          <table:table-cell office:value-type="float" office:value="19520" calcext:value-type="float">
            <text:p>19520</text:p>
          </table:table-cell>
          <table:table-cell office:value-type="float" office:value="58672" calcext:value-type="float">
            <text:p>5867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1320" calcext:value-type="float">
            <text:p>151189132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532496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958" calcext:value-type="float">
            <text:p>5958</text:p>
          </table:table-cell>
          <table:table-cell office:value-type="float" office:value="1811150" calcext:value-type="float">
            <text:p>1811150</text:p>
          </table:table-cell>
          <table:table-cell office:value-type="float" office:value="29441" calcext:value-type="float">
            <text:p>29441</text:p>
          </table:table-cell>
          <table:table-cell office:value-type="float" office:value="16" calcext:value-type="float">
            <text:p>16</text:p>
          </table:table-cell>
          <table:table-cell office:value-type="float" office:value="16502" calcext:value-type="float">
            <text:p>16502</text:p>
          </table:table-cell>
          <table:table-cell office:value-type="float" office:value="120088" calcext:value-type="float">
            <text:p>12008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4430" calcext:value-type="float">
            <text:p>151189443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532497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270" calcext:value-type="float">
            <text:p>12270</text:p>
          </table:table-cell>
          <table:table-cell office:value-type="float" office:value="1830355" calcext:value-type="float">
            <text:p>1830355</text:p>
          </table:table-cell>
          <table:table-cell office:value-type="float" office:value="29413" calcext:value-type="float">
            <text:p>29413</text:p>
          </table:table-cell>
          <table:table-cell office:value-type="float" office:value="8" calcext:value-type="float">
            <text:p>8</text:p>
          </table:table-cell>
          <table:table-cell office:value-type="float" office:value="15081" calcext:value-type="float">
            <text:p>15081</text:p>
          </table:table-cell>
          <table:table-cell office:value-type="float" office:value="232806" calcext:value-type="float">
            <text:p>23280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6149" calcext:value-type="float">
            <text:p>1511896149</text:p>
          </table:table-cell>
          <table:table-cell office:value-type="float" office:value="11819" calcext:value-type="float">
            <text:p>11819</text:p>
          </table:table-cell>
          <table:table-cell office:value-type="string" calcext:value-type="string">
            <text:p>53249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3898" calcext:value-type="float">
            <text:p>23898</text:p>
          </table:table-cell>
          <table:table-cell office:value-type="float" office:value="4085752" calcext:value-type="float">
            <text:p>4085752</text:p>
          </table:table-cell>
          <table:table-cell office:value-type="float" office:value="29517" calcext:value-type="float">
            <text:p>29517</text:p>
          </table:table-cell>
          <table:table-cell office:value-type="float" office:value="56" calcext:value-type="float">
            <text:p>56</text:p>
          </table:table-cell>
          <table:table-cell office:value-type="float" office:value="24534" calcext:value-type="float">
            <text:p>24534</text:p>
          </table:table-cell>
          <table:table-cell office:value-type="float" office:value="73749" calcext:value-type="float">
            <text:p>73749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8636" calcext:value-type="float">
            <text:p>1512398636</text:p>
          </table:table-cell>
          <table:table-cell office:value-type="float" office:value="514306" calcext:value-type="float">
            <text:p>514306</text:p>
          </table:table-cell>
          <table:table-cell office:value-type="string" calcext:value-type="string">
            <text:p>532499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2948" calcext:value-type="float">
            <text:p>62948</text:p>
          </table:table-cell>
          <table:table-cell office:value-type="float" office:value="4024878" calcext:value-type="float">
            <text:p>4024878</text:p>
          </table:table-cell>
          <table:table-cell office:value-type="float" office:value="29334" calcext:value-type="float">
            <text:p>29334</text:p>
          </table:table-cell>
          <table:table-cell office:value-type="float" office:value="32" calcext:value-type="float">
            <text:p>32</text:p>
          </table:table-cell>
          <table:table-cell office:value-type="float" office:value="21407" calcext:value-type="float">
            <text:p>21407</text:p>
          </table:table-cell>
          <table:table-cell office:value-type="float" office:value="134198" calcext:value-type="float">
            <text:p>13419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949993" calcext:value-type="float">
            <text:p>1511949993</text:p>
          </table:table-cell>
          <table:table-cell office:value-type="float" office:value="65663" calcext:value-type="float">
            <text:p>65663</text:p>
          </table:table-cell>
          <table:table-cell office:value-type="string" calcext:value-type="string">
            <text:p>532500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706" calcext:value-type="float">
            <text:p>7706</text:p>
          </table:table-cell>
          <table:table-cell office:value-type="float" office:value="3997984" calcext:value-type="float">
            <text:p>3997984</text:p>
          </table:table-cell>
          <table:table-cell office:value-type="float" office:value="29432" calcext:value-type="float">
            <text:p>29432</text:p>
          </table:table-cell>
          <table:table-cell office:value-type="float" office:value="16" calcext:value-type="float">
            <text:p>16</text:p>
          </table:table-cell>
          <table:table-cell office:value-type="float" office:value="16505" calcext:value-type="float">
            <text:p>16505</text:p>
          </table:table-cell>
          <table:table-cell office:value-type="float" office:value="263627" calcext:value-type="float">
            <text:p>263627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512014519" calcext:value-type="float">
            <text:p>1512014519</text:p>
          </table:table-cell>
          <table:table-cell office:value-type="float" office:value="130188" calcext:value-type="float">
            <text:p>130188</text:p>
          </table:table-cell>
          <table:table-cell office:value-type="string" calcext:value-type="string">
            <text:p>532501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129" calcext:value-type="float">
            <text:p>10129</text:p>
          </table:table-cell>
          <table:table-cell office:value-type="float" office:value="4039903" calcext:value-type="float">
            <text:p>4039903</text:p>
          </table:table-cell>
          <table:table-cell office:value-type="float" office:value="29412" calcext:value-type="float">
            <text:p>29412</text:p>
          </table:table-cell>
          <table:table-cell office:value-type="float" office:value="8" calcext:value-type="float">
            <text:p>8</text:p>
          </table:table-cell>
          <table:table-cell office:value-type="float" office:value="15069" calcext:value-type="float">
            <text:p>15069</text:p>
          </table:table-cell>
          <table:table-cell office:value-type="float" office:value="535073" calcext:value-type="float">
            <text:p>535073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512084192" calcext:value-type="float">
            <text:p>1512084192</text:p>
          </table:table-cell>
          <table:table-cell office:value-type="float" office:value="199861" calcext:value-type="float">
            <text:p>199861</text:p>
          </table:table-cell>
          <table:table-cell office:value-type="string" calcext:value-type="string">
            <text:p>532502.datarmor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6.0.tsv</text:p>
          </table:table-cell>
          <table:table-cell table:number-columns-repeated="13"/>
        </table:table-row>
      </table:table>
      <table:table table:name="P2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994" calcext:value-type="float">
            <text:p>1994</text:p>
          </table:table-cell>
          <table:table-cell office:value-type="float" office:value="627" calcext:value-type="float">
            <text:p>627</text:p>
          </table:table-cell>
          <table:table-cell office:value-type="float" office:value="1664" calcext:value-type="float">
            <text:p>1664</text:p>
          </table:table-cell>
          <table:table-cell office:value-type="float" office:value="56" calcext:value-type="float">
            <text:p>56</text:p>
          </table:table-cell>
          <table:table-cell office:value-type="float" office:value="4557" calcext:value-type="float">
            <text:p>4557</text:p>
          </table:table-cell>
          <table:table-cell office:value-type="float" office:value="36" calcext:value-type="float">
            <text:p>36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021" calcext:value-type="float">
            <text:p>151187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9913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637" calcext:value-type="float">
            <text:p>637</text:p>
          </table:table-cell>
          <table:table-cell office:value-type="float" office:value="1367" calcext:value-type="float">
            <text:p>1367</text:p>
          </table:table-cell>
          <table:table-cell office:value-type="float" office:value="32" calcext:value-type="float">
            <text:p>32</text:p>
          </table:table-cell>
          <table:table-cell office:value-type="float" office:value="2835" calcext:value-type="float">
            <text:p>2835</text:p>
          </table:table-cell>
          <table:table-cell office:value-type="float" office:value="42" calcext:value-type="float">
            <text:p>42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524" calcext:value-type="float">
            <text:p>1510852524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484414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4" calcext:value-type="float">
            <text:p>1354</text:p>
          </table:table-cell>
          <table:table-cell office:value-type="float" office:value="637" calcext:value-type="float">
            <text:p>637</text:p>
          </table:table-cell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float" office:value="1516" calcext:value-type="float">
            <text:p>1516</text:p>
          </table:table-cell>
          <table:table-cell office:value-type="float" office:value="56" calcext:value-type="float">
            <text:p>5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574" calcext:value-type="float">
            <text:p>1510843574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48441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76" calcext:value-type="float">
            <text:p>1076</text:p>
          </table:table-cell>
          <table:table-cell office:value-type="float" office:value="637" calcext:value-type="float">
            <text:p>637</text:p>
          </table:table-cell>
          <table:table-cell office:value-type="float" office:value="947" calcext:value-type="float">
            <text:p>947</text:p>
          </table:table-cell>
          <table:table-cell office:value-type="float" office:value="8" calcext:value-type="float">
            <text:p>8</text:p>
          </table:table-cell>
          <table:table-cell office:value-type="float" office:value="1106" calcext:value-type="float">
            <text:p>1106</text:p>
          </table:table-cell>
          <table:table-cell office:value-type="float" office:value="99" calcext:value-type="float">
            <text:p>99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285" calcext:value-type="float">
            <text:p>151084328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48441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587" calcext:value-type="float">
            <text:p>1587</text:p>
          </table:table-cell>
          <table:table-cell office:value-type="float" office:value="895" calcext:value-type="float">
            <text:p>895</text:p>
          </table:table-cell>
          <table:table-cell office:value-type="float" office:value="3068" calcext:value-type="float">
            <text:p>3068</text:p>
          </table:table-cell>
          <table:table-cell office:value-type="float" office:value="56" calcext:value-type="float">
            <text:p>56</text:p>
          </table:table-cell>
          <table:table-cell office:value-type="float" office:value="16418" calcext:value-type="float">
            <text:p>16418</text:p>
          </table:table-cell>
          <table:table-cell office:value-type="float" office:value="46" calcext:value-type="float">
            <text:p>46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057" calcext:value-type="float">
            <text:p>15118720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9914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51" calcext:value-type="float">
            <text:p>2651</text:p>
          </table:table-cell>
          <table:table-cell office:value-type="float" office:value="895" calcext:value-type="float">
            <text:p>895</text:p>
          </table:table-cell>
          <table:table-cell office:value-type="float" office:value="2071" calcext:value-type="float">
            <text:p>2071</text:p>
          </table:table-cell>
          <table:table-cell office:value-type="float" office:value="32" calcext:value-type="float">
            <text:p>32</text:p>
          </table:table-cell>
          <table:table-cell office:value-type="float" office:value="7656" calcext:value-type="float">
            <text:p>7656</text:p>
          </table:table-cell>
          <table:table-cell office:value-type="float" office:value="53" calcext:value-type="float">
            <text:p>53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570" calcext:value-type="float">
            <text:p>1510852570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48441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2" calcext:value-type="float">
            <text:p>2192</text:p>
          </table:table-cell>
          <table:table-cell office:value-type="float" office:value="885" calcext:value-type="float">
            <text:p>885</text:p>
          </table:table-cell>
          <table:table-cell office:value-type="float" office:value="1464" calcext:value-type="float">
            <text:p>1464</text:p>
          </table:table-cell>
          <table:table-cell office:value-type="float" office:value="16" calcext:value-type="float">
            <text:p>16</text:p>
          </table:table-cell>
          <table:table-cell office:value-type="float" office:value="6616" calcext:value-type="float">
            <text:p>6616</text:p>
          </table:table-cell>
          <table:table-cell office:value-type="float" office:value="76" calcext:value-type="float">
            <text:p>7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698" calcext:value-type="float">
            <text:p>151084369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48441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14" calcext:value-type="float">
            <text:p>1614</text:p>
          </table:table-cell>
          <table:table-cell office:value-type="float" office:value="885" calcext:value-type="float">
            <text:p>885</text:p>
          </table:table-cell>
          <table:table-cell office:value-type="float" office:value="1189" calcext:value-type="float">
            <text:p>1189</text:p>
          </table:table-cell>
          <table:table-cell office:value-type="float" office:value="8" calcext:value-type="float">
            <text:p>8</text:p>
          </table:table-cell>
          <table:table-cell office:value-type="float" office:value="3898" calcext:value-type="float">
            <text:p>3898</text:p>
          </table:table-cell>
          <table:table-cell office:value-type="float" office:value="128" calcext:value-type="float">
            <text:p>12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383" calcext:value-type="float">
            <text:p>151084338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484419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572" calcext:value-type="float">
            <text:p>12572</text:p>
          </table:table-cell>
          <table:table-cell office:value-type="float" office:value="102446" calcext:value-type="float">
            <text:p>102446</text:p>
          </table:table-cell>
          <table:table-cell office:value-type="float" office:value="32305" calcext:value-type="float">
            <text:p>32305</text:p>
          </table:table-cell>
          <table:table-cell office:value-type="float" office:value="56" calcext:value-type="float">
            <text:p>56</text:p>
          </table:table-cell>
          <table:table-cell office:value-type="float" office:value="29875" calcext:value-type="float">
            <text:p>29875</text:p>
          </table:table-cell>
          <table:table-cell office:value-type="float" office:value="5205" calcext:value-type="float">
            <text:p>5205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104" calcext:value-type="float">
            <text:p>15118721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29915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019" calcext:value-type="float">
            <text:p>22019</text:p>
          </table:table-cell>
          <table:table-cell office:value-type="float" office:value="107229" calcext:value-type="float">
            <text:p>107229</text:p>
          </table:table-cell>
          <table:table-cell office:value-type="float" office:value="31873" calcext:value-type="float">
            <text:p>31873</text:p>
          </table:table-cell>
          <table:table-cell office:value-type="float" office:value="32" calcext:value-type="float">
            <text:p>32</text:p>
          </table:table-cell>
          <table:table-cell office:value-type="float" office:value="29128" calcext:value-type="float">
            <text:p>29128</text:p>
          </table:table-cell>
          <table:table-cell office:value-type="float" office:value="6677" calcext:value-type="float">
            <text:p>6677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628" calcext:value-type="float">
            <text:p>1510852628</text:p>
          </table:table-cell>
          <table:table-cell office:value-type="float" office:value="10346" calcext:value-type="float">
            <text:p>10346</text:p>
          </table:table-cell>
          <table:table-cell office:value-type="string" calcext:value-type="string">
            <text:p>484420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137" calcext:value-type="float">
            <text:p>6137</text:p>
          </table:table-cell>
          <table:table-cell office:value-type="float" office:value="106079" calcext:value-type="float">
            <text:p>106079</text:p>
          </table:table-cell>
          <table:table-cell office:value-type="float" office:value="7915" calcext:value-type="float">
            <text:p>7915</text:p>
          </table:table-cell>
          <table:table-cell office:value-type="float" office:value="16" calcext:value-type="float">
            <text:p>16</text:p>
          </table:table-cell>
          <table:table-cell office:value-type="float" office:value="29320" calcext:value-type="float">
            <text:p>29320</text:p>
          </table:table-cell>
          <table:table-cell office:value-type="float" office:value="9228" calcext:value-type="float">
            <text:p>922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4189" calcext:value-type="float">
            <text:p>1510844189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484421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31" calcext:value-type="float">
            <text:p>4031</text:p>
          </table:table-cell>
          <table:table-cell office:value-type="float" office:value="96521" calcext:value-type="float">
            <text:p>96521</text:p>
          </table:table-cell>
          <table:table-cell office:value-type="float" office:value="6817" calcext:value-type="float">
            <text:p>6817</text:p>
          </table:table-cell>
          <table:table-cell office:value-type="float" office:value="8" calcext:value-type="float">
            <text:p>8</text:p>
          </table:table-cell>
          <table:table-cell office:value-type="float" office:value="28326" calcext:value-type="float">
            <text:p>28326</text:p>
          </table:table-cell>
          <table:table-cell office:value-type="float" office:value="15918" calcext:value-type="float">
            <text:p>1591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4783" calcext:value-type="float">
            <text:p>1510844783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484422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464" calcext:value-type="float">
            <text:p>11464</text:p>
          </table:table-cell>
          <table:table-cell office:value-type="float" office:value="122002" calcext:value-type="float">
            <text:p>122002</text:p>
          </table:table-cell>
          <table:table-cell office:value-type="float" office:value="32768" calcext:value-type="float">
            <text:p>32768</text:p>
          </table:table-cell>
          <table:table-cell office:value-type="float" office:value="56" calcext:value-type="float">
            <text:p>56</text:p>
          </table:table-cell>
          <table:table-cell office:value-type="float" office:value="33851" calcext:value-type="float">
            <text:p>33851</text:p>
          </table:table-cell>
          <table:table-cell office:value-type="float" office:value="5702" calcext:value-type="float">
            <text:p>5702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7309" calcext:value-type="float">
            <text:p>1511877309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52991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250" calcext:value-type="float">
            <text:p>30250</text:p>
          </table:table-cell>
          <table:table-cell office:value-type="float" office:value="151538" calcext:value-type="float">
            <text:p>151538</text:p>
          </table:table-cell>
          <table:table-cell office:value-type="float" office:value="24356" calcext:value-type="float">
            <text:p>24356</text:p>
          </table:table-cell>
          <table:table-cell office:value-type="float" office:value="32" calcext:value-type="float">
            <text:p>32</text:p>
          </table:table-cell>
          <table:table-cell office:value-type="float" office:value="34045" calcext:value-type="float">
            <text:p>34045</text:p>
          </table:table-cell>
          <table:table-cell office:value-type="float" office:value="9381" calcext:value-type="float">
            <text:p>9381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832" calcext:value-type="float">
            <text:p>1510852832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484423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114" calcext:value-type="float">
            <text:p>10114</text:p>
          </table:table-cell>
          <table:table-cell office:value-type="float" office:value="142802" calcext:value-type="float">
            <text:p>142802</text:p>
          </table:table-cell>
          <table:table-cell office:value-type="float" office:value="9194" calcext:value-type="float">
            <text:p>9194</text:p>
          </table:table-cell>
          <table:table-cell office:value-type="float" office:value="16" calcext:value-type="float">
            <text:p>16</text:p>
          </table:table-cell>
          <table:table-cell office:value-type="float" office:value="20695" calcext:value-type="float">
            <text:p>20695</text:p>
          </table:table-cell>
          <table:table-cell office:value-type="float" office:value="14395" calcext:value-type="float">
            <text:p>14395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3420" calcext:value-type="float">
            <text:p>1510853420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484424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394" calcext:value-type="float">
            <text:p>7394</text:p>
          </table:table-cell>
          <table:table-cell office:value-type="float" office:value="178135" calcext:value-type="float">
            <text:p>178135</text:p>
          </table:table-cell>
          <table:table-cell office:value-type="float" office:value="23823" calcext:value-type="float">
            <text:p>23823</text:p>
          </table:table-cell>
          <table:table-cell office:value-type="float" office:value="8" calcext:value-type="float">
            <text:p>8</text:p>
          </table:table-cell>
          <table:table-cell office:value-type="float" office:value="31148" calcext:value-type="float">
            <text:p>31148</text:p>
          </table:table-cell>
          <table:table-cell office:value-type="float" office:value="27306" calcext:value-type="float">
            <text:p>2730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5767" calcext:value-type="float">
            <text:p>1510845767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484425.datarmor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3.2.tsv</text:p>
          </table:table-cell>
          <table:table-cell table:number-columns-repeated="13"/>
        </table:table-row>
      </table:table>
      <table:table table:name="PP-TIME" table:style-name="ta1">
        <table:table-column table:style-name="co14" table:number-columns-repeated="4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3" calcext:value-type="float">
            <text:p>1893</text:p>
          </table:table-cell>
          <table:table-cell office:value-type="float" office:value="1589" calcext:value-type="float">
            <text:p>1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Protein-Protein running times for Blast and Plast (seconds)</text:p>
          </table:table-cell>
          <table:table-cell table:number-columns-repeated="3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PL-TIME" table:style-name="ta1"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163" calcext:value-type="float">
            <text:p>33163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672" calcext:value-type="float">
            <text:p>58672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88" calcext:value-type="float">
            <text:p>120088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806" calcext:value-type="float">
            <text:p>232806</text:p>
          </table:table-cell>
          <table:table-cell office:value-type="float" office:value="15918" calcext:value-type="float">
            <text:p>159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Protein-Protein (large subject) running times for Blast and Plast (seconds)</text:p>
          </table:table-cell>
          <table:table-cell table:number-columns-repeated="2"/>
        </table:table-row>
      </table:table>
      <table:table table:name="NP-TIME" table:style-name="ta1">
        <table:table-column table:style-name="co14" table:number-columns-repeated="4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7" calcext:value-type="float">
            <text:p>1097</text:p>
          </table:table-cell>
          <table:table-cell office:value-type="float" office:value="992" calcext:value-type="float">
            <text:p>9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8" calcext:value-type="float">
            <text:p>2078</text:p>
          </table:table-cell>
          <table:table-cell office:value-type="float" office:value="1948" calcext:value-type="float">
            <text:p>1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6" calcext:value-type="float">
            <text:p>3436</text:p>
          </table:table-cell>
          <table:table-cell office:value-type="float" office:value="3407" calcext:value-type="float">
            <text:p>34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Nucleic-Protein running times for Blast and Plast (seconds)</text:p>
          </table:table-cell>
          <table:table-cell table:style-name="Default" table:number-columns-repeated="3"/>
        </table:table-row>
      </table:table>
      <table:table table:name="NN-TIME" table:style-name="ta1">
        <table:table-column table:style-name="co14" table:number-columns-repeated="2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-blastn</text:p>
          </table:table-cell>
          <table:table-cell table:style-name="ce2" office:value-type="string" calcext:value-type="string">
            <text:p>B2-megablast</text:p>
          </table:table-cell>
          <table:table-cell table:style-name="ce2" office:value-type="string" calcext:value-type="string">
            <text:p>B6-blastn</text:p>
          </table:table-cell>
          <table:table-cell table:style-name="ce2" office:value-type="string" calcext:value-type="string">
            <text:p>B6-megabla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26" calcext:value-type="float">
            <text:p>1226</text:p>
          </table:table-cell>
          <table:table-cell office:value-type="float" office:value="49" calcext:value-type="float">
            <text:p>49</text:p>
          </table:table-cell>
          <table:table-cell office:value-type="float" office:value="1296" calcext:value-type="float">
            <text:p>12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61" calcext:value-type="float">
            <text:p>2161</text:p>
          </table:table-cell>
          <table:table-cell office:value-type="float" office:value="66" calcext:value-type="float">
            <text:p>66</text:p>
          </table:table-cell>
          <table:table-cell office:value-type="float" office:value="2397" calcext:value-type="float">
            <text:p>23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4" calcext:value-type="float">
            <text:p>4394</text:p>
          </table:table-cell>
          <table:table-cell office:value-type="float" office:value="77" calcext:value-type="float">
            <text:p>77</text:p>
          </table:table-cell>
          <table:table-cell office:value-type="float" office:value="3990" calcext:value-type="float">
            <text:p>39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15" calcext:value-type="float">
            <text:p>9715</text:p>
          </table:table-cell>
          <table:table-cell office:value-type="float" office:value="135" calcext:value-type="float">
            <text:p>135</text:p>
          </table:table-cell>
          <table:table-cell office:value-type="float" office:value="8712" calcext:value-type="float">
            <text:p>87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Nucleic-Nucleic running times for Blast (seconds)</text:p>
          </table:table-cell>
          <table:table-cell table:style-name="Default" table:number-columns-repeated="4"/>
        </table:table-row>
      </table:table>
      <table:table table:name="MN-TIME" table:style-name="ta1">
        <table:table-column table:style-name="co14" table:number-columns-repeated="3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Nucleic-Nucleic (Megablast only) running times for Blast (seconds)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11:18:42.081454074</dc:date>
    <meta:editing-duration>PT1H27M45S</meta:editing-duration>
    <meta:editing-cycles>8</meta:editing-cycles>
    <meta:generator>LibreOffice/5.3.7.2.0$Linux_X86_64 LibreOffice_project/30$Build-2</meta:generator>
    <meta:document-statistic meta:table-count="8" meta:cell-count="929" meta:object-count="0"/>
  </office:meta>
</office:document-meta>
</file>